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svg:stroke-opacity="0%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 style:list-style-name="L2">
      <style:graphic-properties svg:stroke-width="0.018cm" svg:stroke-color="#000000" draw:marker-start-width="0.227cm" draw:marker-end-width="0.227cm" svg:stroke-opacity="0%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svg:stroke-opacity="0%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8" style:family="graphic" style:parent-style-name="standard" style:list-style-name="L2">
      <style:graphic-properties svg:stroke-width="0.018cm" svg:stroke-color="#000000" draw:marker-start-width="0.227cm" draw:marker-end-width="0.227cm" svg:stroke-opacity="0%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579d1c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ff6600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color="#ff3300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79d1c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66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3300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xml:id="id1" draw:id="id1" draw:layer="layout" svg:width="2.54cm" svg:height="1.778cm" svg:x="2.286cm" svg:y="6.096cm">
          <text:p text:style-name="P1"><text:span text:style-name="T1">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778cm" svg:x="9.906cm" svg:y="13.716cm">
          <text:p text:style-name="P1"><text:span text:style-name="T1">A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9.906cm" svg:y="9.906cm">
          <text:p text:style-name="P1"><text:span text:style-name="T1">PI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22.352cm" svg:y="6.096cm">
          <text:p text:style-name="P1"><text:span text:style-name="T1">H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14.964cm" svg:y="6.096cm">
          <text:p text:style-name="P1"><text:span text:style-name="T1">SC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778cm" svg:x="9.882cm" svg:y="6.096cm">
          <text:p text:style-name="P1"><text:span text:style-name="T1">SRN</text:span></text:p>
          <draw:enhanced-geometry svg:viewBox="0 0 21600 21600" draw:type="rectangle" draw:enhanced-path="M 0 0 L 21600 0 21600 21600 0 21600 0 0 Z N"/>
        </draw:custom-shape>
        <draw:line draw:style-name="gr2" draw:layer="layout" svg:x1="4.826cm" svg:y1="7.012cm" svg:x2="9.882cm" svg:y2="7.012cm">
          <text:p/>
        </draw:line>
        <draw:line draw:style-name="gr2" draw:layer="layout" svg:x1="12.422cm" svg:y1="7.012cm" svg:x2="14.964cm" svg:y2="7.012cm">
          <text:p/>
        </draw:line>
        <draw:line draw:style-name="gr2" draw:layer="layout" svg:x1="17.504cm" svg:y1="6.912cm" svg:x2="22.352cm" svg:y2="6.912cm">
          <text:p/>
        </draw:line>
        <draw:custom-shape draw:style-name="gr3" draw:text-style-name="P3" draw:layer="layout" svg:width="2.54cm" svg:height="0.762cm" svg:x="2.286cm" svg:y="4.8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0.762cm" svg:x="22.352cm" svg:y="4.826cm">
          <text:p text:style-name="P1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6cm" svg:height="0.762cm" svg:x="9.886cm" svg:y="4.826cm">
          <text:p text:style-name="P1"><text:span text:style-name="T3">can be 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6cm" svg:height="0.762cm" svg:x="9.886cm" svg:y="8.726cm">
          <text:p text:style-name="P1"><text:span text:style-name="T4">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0.762cm" svg:x="14.986cm" svg:y="4.826cm">
          <text:p text:style-name="P1"><text:span text:style-name="T3">can be untruste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46cm" svg:height="0.762cm" svg:x="9.886cm" svg:y="12.626cm">
          <text:p text:style-name="P1"><text:span text:style-name="T4">untrus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layer="layout" svg:x1="3.556cm" svg:y1="7.874cm" svg:x2="9.906cm" svg:y2="14.605cm" draw:start-shape="id1" draw:start-glue-point="2" draw:end-shape="id2" draw:end-glue-point="3" svg:d="M3556 7874v6731h6350" svg:viewBox="0 0 6351 6732">
          <text:p/>
        </draw:connector>
        <draw:line draw:style-name="gr5" draw:layer="layout" svg:x1="9.906cm" svg:y1="10.922cm" svg:x2="6.858cm" svg:y2="7.112cm">
          <text:p/>
        </draw:line>
        <draw:custom-shape draw:style-name="gr6" draw:text-style-name="P7" draw:layer="layout" svg:width="3.302cm" svg:height="2.032cm" svg:x="5.588cm" svg:y="5.226cm">
          <text:list text:style-name="L2">
            <text:list-item>
              <text:p text:style-name="P6"><text:span text:style-name="T5">Initially unprotected</text:span><text:span text:style-name="T5"><text:line-break/></text:span><text:span text:style-name="T5">IMSI can be found in</text:span></text:p>
              <text:p text:style-name="P6"><text:span text:style-name="T5">cleartex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02cm" svg:height="2.032cm" svg:x="5.588cm" svg:y="8.226cm">
          <text:p text:style-name="P6"><text:span text:style-name="T5">Eavesdropping</text:span></text:p>
          <text:p text:style-name="P6"><text:span text:style-name="T5">unprotected IMSI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302cm" svg:height="2.032cm" svg:x="3.988cm" svg:y="13.026cm">
          <text:list text:style-name="L2">
            <text:list-item>
              <text:p text:style-name="P6"><text:span text:style-name="T5">AICa requests IMSI</text:span></text:p>
            </text:list-item>
            <text:list-item>
              <text:p text:style-name="P6"><text:span text:style-name="T5">UE send IMS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1-30T13:35:44.059229119</dc:date>
    <meta:editing-duration>PT2H17M55S</meta:editing-duration>
    <meta:editing-cycles>23</meta:editing-cycles>
    <meta:generator>LibreOffice/4.2.8.2$Linux_X86_64 LibreOffice_project/420m0$Build-2</meta:generator>
    <dc:creator>Khan A</dc:creator>
    <meta:document-statistic meta:object-count="43"/>
  </office:meta>
</office:document-meta>
</file>